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3.48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529cm" fo:min-width="5.425cm"/>
    </style:style>
    <style:style style:name="gr3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418cm" fo:min-width="5.52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557cm" fo:min-width="4.42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557cm" fo:min-width="4.082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656cm" fo:min-width="5.328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529cm" fo:min-width="5.621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7.501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656cm" fo:min-width="3.483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722cm" fo:min-width="5.113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3.247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401cm" fo:min-width="5.596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909cm" fo:min-width="5.977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542cm" fo:min-width="3.967cm"/>
    </style:style>
    <style:style style:name="gr16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902cm" fo:min-width="5.456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084cm" fo:min-width="2.612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4.326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5.723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2.354cm" fo:min-width="3.692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1.722cm" fo:min-width="3.39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207cm" svg:height="1.524cm" svg:x="8.239cm" svg:y="2.905cm">
          <text:p text:style-name="P1">Acquire UUID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xml:id="id3" draw:id="id3" draw:layer="layout" svg:width="7.747cm" svg:height="1.778cm" svg:x="7.096cm" svg:y="6.08cm">
          <text:p text:style-name="P1">Start </text:p>
          <text:p text:style-name="P1">Filesystem Watcher 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3" draw:layer="layout" svg:x1="6.397cm" svg:y1="2.27cm" svg:x2="8.239cm" svg:y2="3.667cm" draw:start-shape="id1" draw:start-glue-point="6" draw:end-shape="id2" draw:end-glue-point="3" svg:d="M6397 2270v1397h1842" svg:viewBox="0 0 1843 1398">
          <text:p/>
        </draw:connector>
        <draw:connector draw:style-name="gr3" draw:text-style-name="P3" draw:layer="layout" svg:x1="10.842cm" svg:y1="4.429cm" svg:x2="10.969cm" svg:y2="6.08cm" draw:start-shape="id2" draw:start-glue-point="2" draw:end-shape="id3" draw:end-glue-point="0" svg:d="M10842 4429v826h127v825" svg:viewBox="0 0 128 1652">
          <text:p/>
        </draw:connector>
        <draw:custom-shape draw:style-name="gr4" draw:text-style-name="P2" xml:id="id4" draw:id="id4" draw:layer="layout" svg:width="7.874cm" svg:height="2.667cm" svg:x="7.096cm" svg:y="10.144cm">
          <text:p text:style-name="P1">Start </text:p>
          <text:p text:style-name="P1">Incoming Message</text:p>
          <text:p text:style-name="P1">Processing Thread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3" draw:layer="layout" svg:x1="10.969cm" svg:y1="7.858cm" svg:x2="11.033cm" svg:y2="10.144cm" draw:start-shape="id3" draw:start-glue-point="2" draw:end-shape="id4" draw:end-glue-point="0" svg:d="M10969 7858v1143h64v1143" svg:viewBox="0 0 65 2287">
          <text:p/>
        </draw:connector>
        <draw:custom-shape draw:style-name="gr5" draw:text-style-name="P2" xml:id="id1" draw:id="id1" draw:layer="layout" svg:width="5.461cm" svg:height="1.143cm" svg:x="3.667cm" svg:y="1.127cm">
          <text:p text:style-name="P1">Subscriber 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2" xml:id="id5" draw:id="id5" draw:layer="layout" svg:width="5.08cm" svg:height="1.143cm" svg:x="12.811cm" svg:y="1.254cm">
          <text:p text:style-name="P1">Publisher 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svg:x1="15.351cm" svg:y1="2.397cm" svg:x2="13.446cm" svg:y2="3.667cm" draw:start-shape="id5" draw:start-glue-point="6" draw:end-shape="id2" draw:end-glue-point="1" svg:d="M15351 2397v1270h-1905" svg:viewBox="0 0 1906 1271">
          <text:p/>
        </draw:connector>
        <draw:custom-shape draw:style-name="gr7" draw:text-style-name="P2" draw:layer="layout" svg:width="7.62cm" svg:height="1.905cm" svg:x="7.477cm" svg:y="15.478cm">
          <text:p text:style-name="P1">Acquire</text:p>
          <text:p text:style-name="P1">Global Archive Stat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" draw:text-style-name="P2" draw:layer="layout" svg:width="8.001cm" svg:height="1.778cm" svg:x="7.35cm" svg:y="19.415cm">
          <text:p text:style-name="P1">Check</text:p>
          <text:p text:style-name="P1">Local Archive Copy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9" draw:text-style-name="P2" draw:layer="layout" svg:width="8.001cm" svg:height="1.27cm" svg:x="9.382cm" svg:y="28.432cm">
          <text:p text:style-name="P1">Query global archive st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5.207cm" svg:height="1.905cm" svg:x="10.398cm" svg:y="23.606cm">
          <text:p text:style-name="P1">Connect to a </text:p>
          <text:p text:style-name="P1">known pee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  <draw:page draw:name="page2" draw:style-name="dp1" draw:master-page-name="Default">
        <draw:custom-shape draw:style-name="gr11" draw:text-style-name="P2" xml:id="id6" draw:id="id6" draw:layer="layout" svg:width="6.223cm" svg:height="2.794cm" svg:x="7.096cm" svg:y="1.762cm">
          <text:p text:style-name="P1">Acquire UUI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2" xml:id="id7" draw:id="id7" draw:layer="layout" svg:width="7.493cm" svg:height="5.08cm" svg:x="6.461cm" svg:y="6.207cm">
          <text:p text:style-name="P1">Have existing</text:p>
          <text:p text:style-name="P1">UUID on disk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svg:x1="10.208cm" svg:y1="4.556cm" svg:x2="10.207cm" svg:y2="6.207cm" draw:start-shape="id6" draw:start-glue-point="6" draw:end-shape="id7" draw:end-glue-point="4" svg:d="M10208 4556v826h-1v825" svg:viewBox="0 0 2 1652">
          <text:p/>
        </draw:connector>
        <draw:custom-shape draw:style-name="gr13" draw:text-style-name="P2" xml:id="id8" draw:id="id8" draw:layer="layout" svg:width="6.096cm" svg:height="1.651cm" svg:x="1.762cm" svg:y="12.176cm">
          <text:p text:style-name="P1">Generate new UUI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2" xml:id="id9" draw:id="id9" draw:layer="layout" svg:width="6.477cm" svg:height="2.159cm" svg:x="13.065cm" svg:y="11.287cm">
          <text:p text:style-name="P1">Load existing UUI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2" xml:id="id10" draw:id="id10" draw:layer="layout" svg:width="4.953cm" svg:height="2.54cm" svg:x="7.985cm" svg:y="17.129cm">
          <text:p text:style-name="P1">Return UUI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6" draw:text-style-name="P3" draw:layer="layout" svg:x1="6.461cm" svg:y1="8.747cm" svg:x2="4.81cm" svg:y2="12.176cm" draw:start-shape="id7" draw:start-glue-point="5" draw:end-shape="id8" draw:end-glue-point="4" svg:d="M6461 8747h-1651v3429" svg:viewBox="0 0 1652 3430">
          <text:p text:style-name="P1">No</text:p>
        </draw:connector>
        <draw:connector draw:style-name="gr16" draw:text-style-name="P3" draw:layer="layout" svg:x1="13.954cm" svg:y1="8.747cm" svg:x2="16.303cm" svg:y2="11.287cm" draw:start-shape="id7" draw:start-glue-point="7" draw:end-shape="id9" svg:d="M13954 8747h2349v2540" svg:viewBox="0 0 2350 2541">
          <text:p text:style-name="P1">Yes</text:p>
        </draw:connector>
        <draw:connector draw:style-name="gr3" draw:text-style-name="P3" draw:layer="layout" svg:x1="4.81cm" svg:y1="13.827cm" svg:x2="7.985cm" svg:y2="18.399cm" draw:start-shape="id8" draw:start-glue-point="6" draw:end-shape="id10" draw:end-glue-point="5" svg:d="M4810 13827v4572h3175" svg:viewBox="0 0 3176 4573">
          <text:p/>
        </draw:connector>
        <draw:connector draw:style-name="gr3" draw:text-style-name="P3" draw:layer="layout" svg:x1="16.303cm" svg:y1="13.446cm" svg:x2="12.938cm" svg:y2="18.399cm" draw:start-shape="id9" draw:start-glue-point="6" draw:end-shape="id10" draw:end-glue-point="7" svg:d="M16303 13446v4953h-3365" svg:viewBox="0 0 3366 4954">
          <text:p/>
        </draw:connector>
      </draw:page>
      <draw:page draw:name="page3" draw:style-name="dp1" draw:master-page-name="Default">
        <draw:custom-shape draw:style-name="gr17" draw:text-style-name="P2" xml:id="id13" draw:id="id13" draw:layer="layout" svg:width="6.604cm" svg:height="3.048cm" svg:x="28.781cm" svg:y="1.255cm">
          <text:p text:style-name="P1">Incoming Message</text:p>
          <text:p text:style-name="P1">Processing Threa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2" xml:id="id11" draw:id="id11" draw:layer="layout" svg:width="6.223cm" svg:height="2.667cm" svg:x="29.035cm" svg:y="5.7cm">
          <text:p text:style-name="P1">Thread Empty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9" draw:text-style-name="P2" xml:id="id12" draw:id="id12" draw:layer="layout" svg:width="4.826cm" svg:height="2.54cm" svg:x="35.893cm" svg:y="7.986cm">
          <text:p text:style-name="P1">Wait 200m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" draw:text-style-name="P3" draw:layer="layout" svg:x1="32.147cm" svg:y1="8.367cm" svg:x2="35.893cm" svg:y2="9.256cm" draw:start-shape="id11" draw:start-glue-point="6" draw:end-shape="id12" draw:end-glue-point="5" svg:d="M32147 8367v889h3746" svg:viewBox="0 0 3747 890">
          <text:p text:style-name="P1">Yes</text:p>
        </draw:connector>
        <draw:connector draw:style-name="gr3" draw:text-style-name="P3" draw:layer="layout" svg:x1="38.306cm" svg:y1="7.986cm" svg:x2="35.258cm" svg:y2="7.033cm" draw:start-shape="id12" draw:start-glue-point="4" draw:end-shape="id11" draw:end-glue-point="7" svg:d="M38306 7986v-953h-3048" svg:viewBox="0 0 3049 954">
          <text:p/>
        </draw:connector>
        <draw:connector draw:style-name="gr3" draw:text-style-name="P3" draw:layer="layout" svg:x1="32.083cm" svg:y1="4.303cm" svg:x2="32.146cm" svg:y2="5.7cm" draw:start-shape="id13" draw:start-glue-point="6" draw:end-shape="id11" svg:d="M32083 4303v699h63v698" svg:viewBox="0 0 64 1398">
          <text:p/>
        </draw:connector>
        <draw:connector draw:style-name="gr16" draw:text-style-name="P3" draw:layer="layout" svg:x1="29.035cm" svg:y1="7.033cm" svg:x2="26.464cm" svg:y2="9.763cm" draw:start-shape="id11" draw:start-glue-point="5" draw:end-shape="id14" draw:end-glue-point="4" svg:d="M29035 7033h-2571v2730" svg:viewBox="0 0 2572 2731">
          <text:p text:style-name="P1">No</text:p>
        </draw:connector>
        <draw:custom-shape draw:style-name="gr20" draw:text-style-name="P2" xml:id="id14" draw:id="id14" draw:layer="layout" svg:width="6.223cm" svg:height="2.54cm" svg:x="23.352cm" svg:y="9.763cm">
          <text:p text:style-name="P1">Pop next message </text:p>
          <text:p text:style-name="P1">from queu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" xml:id="id15" draw:id="id15" draw:layer="layout" svg:width="8.382cm" svg:height="5.207cm" svg:x="22.336cm" svg:y="14.462cm">
          <text:p text:style-name="P1">Known &amp; valid </text:p>
          <text:p text:style-name="P1">message typ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svg:x1="26.464cm" svg:y1="12.303cm" svg:x2="26.527cm" svg:y2="14.462cm" draw:start-shape="id14" draw:start-glue-point="6" draw:end-shape="id15" svg:d="M26464 12303v1080h63v1079" svg:viewBox="0 0 64 2160">
          <text:p/>
        </draw:connector>
        <draw:connector draw:style-name="gr16" draw:text-style-name="P3" draw:layer="layout" svg:x1="30.718cm" svg:y1="17.065cm" svg:x2="33.766cm" svg:y2="21.574cm" draw:start-shape="id15" draw:start-glue-point="7" draw:end-shape="id16" draw:end-glue-point="4" svg:d="M30718 17065h3048v4509" svg:viewBox="0 0 3049 4510">
          <text:p text:style-name="P1">No</text:p>
        </draw:connector>
        <draw:custom-shape draw:style-name="gr22" draw:text-style-name="P2" xml:id="id16" draw:id="id16" draw:layer="layout" svg:width="4.318cm" svg:height="2.794cm" svg:x="31.607cm" svg:y="21.574cm">
          <text:p text:style-name="P1">Print Error</text:p>
          <text:p text:style-name="P1">And crash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7T15:40:02.480996242</meta:creation-date>
    <dc:date>2016-04-28T11:32:58.534082163</dc:date>
    <meta:editing-duration>PT1H16M55S</meta:editing-duration>
    <meta:editing-cycles>8</meta:editing-cycles>
    <meta:generator>LibreOffice/5.0.5.2$Linux_x86 LibreOffice_project/00m0$Build-2</meta:generator>
    <meta:document-statistic meta:object-count="35"/>
  </office:meta>
</office:document-meta>
</file>